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4"/>
        <table:table-column table:style-name="co2" table:default-cell-style-name="ce4"/>
        <table:table-column table:style-name="co1" table:default-cell-style-name="ce5"/>
        <table:table-column table:style-name="co1" table:number-columns-repeated="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 table:number-columns-spanned="8" table:number-rows-spanned="1">
            <text:p>Run 1</text:p>
          </table:table-cell>
          <table:covered-table-cell table:number-columns-repeated="7" table:style-name="Default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lanner</text:p>
          </table:table-cell>
          <table:table-cell office:value-type="string" calcext:value-type="string">
            <text:p>mapName</text:p>
          </table:table-cell>
          <table:table-cell office:value-type="string" calcext:value-type="string">
            <text:p>problemIndex</text:p>
          </table:table-cell>
          <table:table-cell office:value-type="string" calcext:value-type="string">
            <text:p>numStep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spent</text:p>
          </table:table-cell>
          <table:table-cell table:style-name="ce4" office:value-type="string" calcext:value-type="string">
            <text:p>success</text:p>
          </table:table-cell>
          <table:table-cell office:value-type="string" calcext:value-type="string">
            <text:p>numNodes</text:p>
          </table:table-cell>
          <table:table-cell office:value-type="string" calcext:value-type="string">
            <text:p>succRate</text:p>
          </table:table-cell>
          <table:table-cell/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goal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.852762" calcext:value-type="float">
            <text:p>22.852762</text:p>
          </table:table-cell>
          <table:table-cell office:value-type="float" office:value="0.133893043996068" calcext:value-type="float">
            <text:p>0.133893043996068</text:p>
          </table:table-cell>
          <table:table-cell office:value-type="string" calcext:value-type="string">
            <text:p>True</text:p>
          </table:table-cell>
          <table:table-cell office:value-type="float" office:value="287" calcext:value-type="float">
            <text:p>287</text:p>
          </table:table-cell>
          <table:table-cell table:formula="of:=IF([.F3]&lt;5; 1; 0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1.7,1,0.3,5.6,4.2</text:p>
          </table:table-cell>
          <table:table-cell table:style-name="ce4" office:value-type="string" calcext:value-type="string">
            <text:p>1.8,0.2,1.5,2.6,5.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8.464392" calcext:value-type="float">
            <text:p>18.464392</text:p>
          </table:table-cell>
          <table:table-cell office:value-type="float" office:value="0.0866860170062864" calcext:value-type="float">
            <text:p>0.086686017006287</text:p>
          </table:table-cell>
          <table:table-cell office:value-type="string" calcext:value-type="string">
            <text:p>True</text:p>
          </table:table-cell>
          <table:table-cell office:value-type="float" office:value="280" calcext:value-type="float">
            <text:p>280</text:p>
          </table:table-cell>
          <table:table-cell table:formula="of:=IF([.F4]&lt;5; 1; 0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1.5,1.9,3.1,1.3,3.9</text:p>
          </table:table-cell>
          <table:table-cell table:style-name="ce4" office:value-type="string" calcext:value-type="string">
            <text:p>1.6,0.9,0,5.2,1.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.293808" calcext:value-type="float">
            <text:p>20.293808</text:p>
          </table:table-cell>
          <table:table-cell office:value-type="float" office:value="8.32181377400411" calcext:value-type="float">
            <text:p>8.32181377400411</text:p>
          </table:table-cell>
          <table:table-cell office:value-type="string" calcext:value-type="string">
            <text:p>True</text:p>
          </table:table-cell>
          <table:table-cell office:value-type="float" office:value="2606" calcext:value-type="float">
            <text:p>2606</text:p>
          </table:table-cell>
          <table:table-cell table:formula="of:=IF([.F5]&lt;5; 1; 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1.3,0.7,2.8,1.2,3</text:p>
          </table:table-cell>
          <table:table-cell table:style-name="ce4" office:value-type="string" calcext:value-type="string">
            <text:p>1.7,2.3,4,4.1,1.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22.407108" calcext:value-type="float">
            <text:p>22.407108</text:p>
          </table:table-cell>
          <table:table-cell office:value-type="float" office:value="31.1907082219986" calcext:value-type="float">
            <text:p>31.1907082219986</text:p>
          </table:table-cell>
          <table:table-cell office:value-type="string" calcext:value-type="string">
            <text:p>True</text:p>
          </table:table-cell>
          <table:table-cell office:value-type="float" office:value="4815" calcext:value-type="float">
            <text:p>4815</text:p>
          </table:table-cell>
          <table:table-cell table:formula="of:=IF([.F6]&lt;5; 1; 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1.1,0.9,2,1.9,1.1</text:p>
          </table:table-cell>
          <table:table-cell table:style-name="ce4" office:value-type="string" calcext:value-type="string">
            <text:p>1.7,6.2,1.7,0.4,0.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7.725862" calcext:value-type="float">
            <text:p>17.725862</text:p>
          </table:table-cell>
          <table:table-cell office:value-type="float" office:value="0.0691403359960532" calcext:value-type="float">
            <text:p>0.069140335996053</text:p>
          </table:table-cell>
          <table:table-cell office:value-type="string" calcext:value-type="string">
            <text:p>True</text:p>
          </table:table-cell>
          <table:table-cell office:value-type="float" office:value="240" calcext:value-type="float">
            <text:p>240</text:p>
          </table:table-cell>
          <table:table-cell table:formula="of:=IF([.F7]&lt;5; 1; 0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1.5,1.7,5.9,0.1,4.9</text:p>
          </table:table-cell>
          <table:table-cell table:style-name="ce4" office:value-type="string" calcext:value-type="string">
            <text:p>1.8,2.5,1.8,1.4,4.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.404248" calcext:value-type="float">
            <text:p>20.404248</text:p>
          </table:table-cell>
          <table:table-cell office:value-type="float" office:value="0.0100855120108463" calcext:value-type="float">
            <text:p>0.010085512010846</text:p>
          </table:table-cell>
          <table:table-cell office:value-type="string" calcext:value-type="string">
            <text:p>True</text:p>
          </table:table-cell>
          <table:table-cell office:value-type="float" office:value="69" calcext:value-type="float">
            <text:p>69</text:p>
          </table:table-cell>
          <table:table-cell table:formula="of:=IF([.F8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.739908" calcext:value-type="float">
            <text:p>19.739908</text:p>
          </table:table-cell>
          <table:table-cell office:value-type="float" office:value="0.00569846600410529" calcext:value-type="float">
            <text:p>0.005698466004105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table:formula="of:=IF([.F9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5.899614" calcext:value-type="float">
            <text:p>25.899614</text:p>
          </table:table-cell>
          <table:table-cell office:value-type="float" office:value="0.0188610240002163" calcext:value-type="float">
            <text:p>0.018861024000216</text:p>
          </table:table-cell>
          <table:table-cell office:value-type="string" calcext:value-type="string">
            <text:p>True</text:p>
          </table:table-cell>
          <table:table-cell office:value-type="float" office:value="108" calcext:value-type="float">
            <text:p>108</text:p>
          </table:table-cell>
          <table:table-cell table:formula="of:=IF([.F10]&lt;5; 1; 0)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RRT</text:p>
          </table:table-cell>
          <table:table-cell table:style-name="ce3" office:value-type="string" calcext:value-type="string">
            <text:p>RRT-Connect</text:p>
          </table:table-cell>
          <table:table-cell table:style-name="ce3" office:value-type="string" calcext:value-type="string">
            <text:p>RRT*</text:p>
          </table:table-cell>
          <table:table-cell table:style-name="ce3" office:value-type="string" calcext:value-type="string">
            <text:p>P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1.77208" calcext:value-type="float">
            <text:p>51.77208</text:p>
          </table:table-cell>
          <table:table-cell office:value-type="float" office:value="0.174843733009766" calcext:value-type="float">
            <text:p>0.174843733009766</text:p>
          </table:table-cell>
          <table:table-cell office:value-type="string" calcext:value-type="string">
            <text:p>True</text:p>
          </table:table-cell>
          <table:table-cell office:value-type="float" office:value="415" calcext:value-type="float">
            <text:p>415</text:p>
          </table:table-cell>
          <table:table-cell table:formula="of:=IF([.F11]&lt;5; 1; 0)" office:value-type="float" office:value="1" calcext:value-type="float">
            <text:p>1</text:p>
          </table:table-cell>
          <table:table-cell table:style-name="ce4" office:value-type="string" calcext:value-type="string">
            <text:p>Avg Planning Time</text:p>
          </table:table-cell>
          <table:table-cell table:style-name="ce4" table:formula="of:=AVERAGE([.F3:.F7];[.F30:.F34];[.F57:.F61];[.F84:.F88])" office:value-type="float" office:value="4.81075324475023" calcext:value-type="float">
            <text:p>4.81075324475023</text:p>
          </table:table-cell>
          <table:table-cell table:style-name="ce4" table:formula="of:=AVERAGE([.F8:.F12];[.F35:.F39];[.F62:.F66];[.F89:.F93])" office:value-type="float" office:value="0.353507010552858" calcext:value-type="float">
            <text:p>0.353507010552858</text:p>
          </table:table-cell>
          <table:table-cell table:style-name="ce4" table:formula="of:=AVERAGE([.F13:.F17];[.F40:.F44];[.F67:.F71];[.F94:.F98])" office:value-type="float" office:value="5.46273061769753" calcext:value-type="float">
            <text:p>5.46273061769753</text:p>
          </table:table-cell>
          <table:table-cell table:style-name="ce4" table:formula="of:=AVERAGE([.F18:.F22];[.F45:.F49];[.F72:.F76];[.F99:.F103])" office:value-type="float" office:value="18.8399521998501" calcext:value-type="float">
            <text:p>18.83995219985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4.636116" calcext:value-type="float">
            <text:p>34.636116</text:p>
          </table:table-cell>
          <table:table-cell office:value-type="float" office:value="3.39274946300429" calcext:value-type="float">
            <text:p>3.39274946300429</text:p>
          </table:table-cell>
          <table:table-cell office:value-type="string" calcext:value-type="string">
            <text:p>True</text:p>
          </table:table-cell>
          <table:table-cell office:value-type="float" office:value="1717" calcext:value-type="float">
            <text:p>1717</text:p>
          </table:table-cell>
          <table:table-cell table:formula="of:=IF([.F12]&lt;5; 1; 0)" office:value-type="float" office:value="1" calcext:value-type="float">
            <text:p>1</text:p>
          </table:table-cell>
          <table:table-cell table:style-name="ce4" office:value-type="string" calcext:value-type="string">
            <text:p>Success Rate</text:p>
          </table:table-cell>
          <table:table-cell table:style-name="ce6" table:formula="of:=AVERAGE([.I3:.I7];[.I30:.I34];[.I57:.I61];[.I84:.I88])" office:value-type="percentage" office:value="0.7" calcext:value-type="percentage">
            <text:p>70.00%</text:p>
          </table:table-cell>
          <table:table-cell table:style-name="ce6" table:formula="of:=AVERAGE([.I8:.I12];[.I35:.I39];[.I62:.I66];[.I89:.I93])" office:value-type="percentage" office:value="1" calcext:value-type="percentage">
            <text:p>100.00%</text:p>
          </table:table-cell>
          <table:table-cell table:style-name="ce6" table:formula="of:=AVERAGE([.I13:.I17];[.I40:.I44];[.I67:.I71];[.I94:.I98])" office:value-type="percentage" office:value="0.7" calcext:value-type="percentage">
            <text:p>70.00%</text:p>
          </table:table-cell>
          <table:table-cell table:style-name="ce6" table:formula="of:=AVERAGE([.I18:.I22];[.I45:.I49];[.I72:.I76];[.I99:.I103]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.670544" calcext:value-type="float">
            <text:p>20.670544</text:p>
          </table:table-cell>
          <table:table-cell office:value-type="float" office:value="0.112383193001733" calcext:value-type="float">
            <text:p>0.112383193001733</text:p>
          </table:table-cell>
          <table:table-cell office:value-type="string" calcext:value-type="string">
            <text:p>True</text:p>
          </table:table-cell>
          <table:table-cell office:value-type="float" office:value="274" calcext:value-type="float">
            <text:p>274</text:p>
          </table:table-cell>
          <table:table-cell table:formula="of:=IF([.F13]&lt;5; 1; 0)" office:value-type="float" office:value="1" calcext:value-type="float">
            <text:p>1</text:p>
          </table:table-cell>
          <table:table-cell table:style-name="ce4" office:value-type="string" calcext:value-type="string">
            <text:p>Avg Num Nodes</text:p>
          </table:table-cell>
          <table:table-cell table:style-name="ce4" table:formula="of:=AVERAGE([.H3:.H7];[.H30:.H34];[.H57:.H61];[.H84:.H88])" office:value-type="float" office:value="1299.4" calcext:value-type="float">
            <text:p>1299.4</text:p>
          </table:table-cell>
          <table:table-cell table:style-name="ce4" table:formula="of:=AVERAGE([.H8:.H12];[.H35:.H39];[.H62:.H66];[.H89:.H93])" office:value-type="float" office:value="301.4" calcext:value-type="float">
            <text:p>301.4</text:p>
          </table:table-cell>
          <table:table-cell table:style-name="ce4" table:formula="of:=AVERAGE([.H13:.H17];[.H40:.H44];[.H67:.H71];[.H94:.H98])" office:value-type="float" office:value="1480.15" calcext:value-type="float">
            <text:p>1480.15</text:p>
          </table:table-cell>
          <table:table-cell table:style-name="ce4" table:formula="of:=AVERAGE([.H18:.H22];[.H45:.H49];[.H72:.H76];[.H99:.H103])"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4.358208" calcext:value-type="float">
            <text:p>14.358208</text:p>
          </table:table-cell>
          <table:table-cell office:value-type="float" office:value="0.0086534049914917" calcext:value-type="float">
            <text:p>0.008653404991492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 table:formula="of:=IF([.F14]&lt;5; 1; 0)" office:value-type="float" office:value="1" calcext:value-type="float">
            <text:p>1</text:p>
          </table:table-cell>
          <table:table-cell table:style-name="ce4" office:value-type="string" calcext:value-type="string">
            <text:p>Avg Cost</text:p>
          </table:table-cell>
          <table:table-cell table:style-name="ce4" table:formula="of:=AVERAGE([.E3:.E7];[.E30:.E34];[.E57:.E61];[.E84:.E88])" office:value-type="float" office:value="21.17680077" calcext:value-type="float">
            <text:p>21.17680077</text:p>
          </table:table-cell>
          <table:table-cell table:style-name="ce4" table:formula="of:=AVERAGE([.E8:.E12];[.E35:.E39];[.E62:.E66];[.E89:.E93])" office:value-type="float" office:value="24.3124603230769" calcext:value-type="float">
            <text:p>24.3124603230769</text:p>
          </table:table-cell>
          <table:table-cell table:style-name="ce4" table:formula="of:=AVERAGE([.E13:.E17];[.E40:.E44];[.E67:.E71];[.E94:.E98])" office:value-type="float" office:value="19.85446499" calcext:value-type="float">
            <text:p>19.85446499</text:p>
          </table:table-cell>
          <table:table-cell table:style-name="ce4" table:formula="of:=AVERAGE([.E18:.E22];[.E45:.E49];[.E72:.E76];[.E99:.E103])" office:value-type="float" office:value="15.99001131" calcext:value-type="float">
            <text:p>15.990011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.091508" calcext:value-type="float">
            <text:p>15.091508</text:p>
          </table:table-cell>
          <table:table-cell office:value-type="float" office:value="1.84557743099867" calcext:value-type="float">
            <text:p>1.84557743099867</text:p>
          </table:table-cell>
          <table:table-cell office:value-type="string" calcext:value-type="string">
            <text:p>True</text:p>
          </table:table-cell>
          <table:table-cell office:value-type="float" office:value="1165" calcext:value-type="float">
            <text:p>1165</text:p>
          </table:table-cell>
          <table:table-cell table:formula="of:=IF([.F15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3.517104" calcext:value-type="float">
            <text:p>23.517104</text:p>
          </table:table-cell>
          <table:table-cell office:value-type="float" office:value="4.84442245100217" calcext:value-type="float">
            <text:p>4.84442245100217</text:p>
          </table:table-cell>
          <table:table-cell office:value-type="string" calcext:value-type="string">
            <text:p>True</text:p>
          </table:table-cell>
          <table:table-cell office:value-type="float" office:value="1805" calcext:value-type="float">
            <text:p>1805</text:p>
          </table:table-cell>
          <table:table-cell table:formula="of:=IF([.F16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8.3777638" calcext:value-type="float">
            <text:p>18.3777638</text:p>
          </table:table-cell>
          <table:table-cell office:value-type="float" office:value="0.0474197309958981" calcext:value-type="float">
            <text:p>0.047419730995898</text:p>
          </table:table-cell>
          <table:table-cell office:value-type="string" calcext:value-type="string">
            <text:p>True</text:p>
          </table:table-cell>
          <table:table-cell office:value-type="float" office:value="117" calcext:value-type="float">
            <text:p>117</text:p>
          </table:table-cell>
          <table:table-cell table:formula="of:=IF([.F17]&lt;5; 1; 0)" office:value-type="float" office:value="1" calcext:value-type="float">
            <text:p>1</text:p>
          </table:table-cell>
          <table:table-cell table:style-name="ce4" office:value-type="string" calcext:value-type="string">
            <text:p>Std Dev Time</text:p>
          </table:table-cell>
          <table:table-cell table:style-name="ce4" table:formula="of:=STDEV([.F3:.F7];[.F30:.F34];[.F57:.F61];[.F84:.F88])" office:value-type="float" office:value="8.69674422345746" calcext:value-type="float">
            <text:p>8.69674422345746</text:p>
          </table:table-cell>
          <table:table-cell table:style-name="ce4" table:formula="of:=STDEV([.F8:.F12];[.F35:.F39];[.F62:.F66];[.F89:.F93])" office:value-type="float" office:value="0.957589769709431" calcext:value-type="float">
            <text:p>0.957589769709431</text:p>
          </table:table-cell>
          <table:table-cell table:style-name="ce4" table:formula="of:=STDEV([.F13:.F17];[.F40:.F44];[.F67:.F71];[.F94:.F98])" office:value-type="float" office:value="8.08539237186234" calcext:value-type="float">
            <text:p>8.08539237186234</text:p>
          </table:table-cell>
          <table:table-cell table:style-name="ce4" table:formula="of:=STDEV([.F18:.F22];[.F45:.F49];[.F72:.F76];[.F99:.F103])" office:value-type="float" office:value="0.524291135169777" calcext:value-type="float">
            <text:p>0.5242911351697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.139118" calcext:value-type="float">
            <text:p>14.139118</text:p>
          </table:table-cell>
          <table:table-cell office:value-type="float" office:value="18.3528367700055" calcext:value-type="float">
            <text:p>18.3528367700055</text:p>
          </table:table-cell>
          <table:table-cell office:value-type="string" calcext:value-type="string">
            <text:p>True</text:p>
          </table:table-cell>
          <table:table-cell office:value-type="float" office:value="10002" calcext:value-type="float">
            <text:p>10002</text:p>
          </table:table-cell>
          <table:table-cell table:formula="of:=IF([.F18]&lt;5; 1; 0)" office:value-type="float" office:value="0" calcext:value-type="float">
            <text:p>0</text:p>
          </table:table-cell>
          <table:table-cell table:style-name="ce4" office:value-type="string" calcext:value-type="string">
            <text:p>Std Dev Success Rate</text:p>
          </table:table-cell>
          <table:table-cell table:style-name="ce4" table:formula="of:=STDEV([.I3:.I7];[.I30:.I34];[.I57:.I61];[.I84:.I88])" office:value-type="float" office:value="0.470162345981627" calcext:value-type="float">
            <text:p>0.470162345981627</text:p>
          </table:table-cell>
          <table:table-cell table:style-name="ce4" table:formula="of:=STDEV([.I8:.I12];[.I35:.I39];[.I62:.I66];[.I89:.I93])" office:value-type="float" office:value="0" calcext:value-type="float">
            <text:p>0</text:p>
          </table:table-cell>
          <table:table-cell table:style-name="ce4" table:formula="of:=STDEV([.I13:.I17];[.I40:.I44];[.I67:.I71];[.I94:.I98])" office:value-type="float" office:value="0.470162345981627" calcext:value-type="float">
            <text:p>0.470162345981627</text:p>
          </table:table-cell>
          <table:table-cell table:style-name="ce4" table:formula="of:=STDEV([.I18:.I22];[.I45:.I49];[.I72:.I76];[.I99:.I1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.423064" calcext:value-type="float">
            <text:p>14.423064</text:p>
          </table:table-cell>
          <table:table-cell office:value-type="float" office:value="18.3641768160014" calcext:value-type="float">
            <text:p>18.3641768160014</text:p>
          </table:table-cell>
          <table:table-cell office:value-type="string" calcext:value-type="string">
            <text:p>True</text:p>
          </table:table-cell>
          <table:table-cell office:value-type="float" office:value="10002" calcext:value-type="float">
            <text:p>10002</text:p>
          </table:table-cell>
          <table:table-cell table:formula="of:=IF([.F19]&lt;5; 1; 0)" office:value-type="float" office:value="0" calcext:value-type="float">
            <text:p>0</text:p>
          </table:table-cell>
          <table:table-cell table:style-name="ce4" office:value-type="string" calcext:value-type="string">
            <text:p>Std Dev Num Nodes</text:p>
          </table:table-cell>
          <table:table-cell table:style-name="ce4" table:formula="of:=STDEV([.H3:.H7];[.H30:.H34];[.H57:.H61];[.H84:.H88])" office:value-type="float" office:value="1577.49799899781" calcext:value-type="float">
            <text:p>1577.49799899781</text:p>
          </table:table-cell>
          <table:table-cell table:style-name="ce4" table:formula="of:=STDEV([.H8:.H12];[.H35:.H39];[.H62:.H66];[.H89:.H93])" office:value-type="float" office:value="494.784312392252" calcext:value-type="float">
            <text:p>494.784312392252</text:p>
          </table:table-cell>
          <table:table-cell table:style-name="ce4" table:formula="of:=STDEV([.H13:.H17];[.H40:.H44];[.H67:.H71];[.H94:.H98])" office:value-type="float" office:value="1512.41877641848" calcext:value-type="float">
            <text:p>1512.41877641848</text:p>
          </table:table-cell>
          <table:table-cell table:style-name="ce4" table:formula="of:=STDEV([.H18:.H22];[.H45:.H49];[.H72:.H76];[.H99:.H1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.044352" calcext:value-type="float">
            <text:p>15.044352</text:p>
          </table:table-cell>
          <table:table-cell office:value-type="float" office:value="18.2983361060033" calcext:value-type="float">
            <text:p>18.2983361060033</text:p>
          </table:table-cell>
          <table:table-cell office:value-type="string" calcext:value-type="string">
            <text:p>True</text:p>
          </table:table-cell>
          <table:table-cell office:value-type="float" office:value="10002" calcext:value-type="float">
            <text:p>10002</text:p>
          </table:table-cell>
          <table:table-cell table:formula="of:=IF([.F20]&lt;5; 1; 0)" office:value-type="float" office:value="0" calcext:value-type="float">
            <text:p>0</text:p>
          </table:table-cell>
          <table:table-cell table:style-name="ce4" office:value-type="string" calcext:value-type="string">
            <text:p>Std Dev Cost</text:p>
          </table:table-cell>
          <table:table-cell table:style-name="ce4" table:formula="of:=STDEV([.E3:.E7];[.E30:.E34];[.E57:.E61];[.E84:.E88])" office:value-type="float" office:value="4.85602452690235" calcext:value-type="float">
            <text:p>4.85602452690235</text:p>
          </table:table-cell>
          <table:table-cell table:style-name="ce4" table:formula="of:=STDEV([.E8:.E12];[.E35:.E39];[.E62:.E66];[.E89:.E93])" office:value-type="float" office:value="9.89185591456955" calcext:value-type="float">
            <text:p>9.89185591456955</text:p>
          </table:table-cell>
          <table:table-cell table:style-name="ce4" table:formula="of:=STDEV([.E13:.E17];[.E40:.E44];[.E67:.E71];[.E94:.E98])" office:value-type="float" office:value="4.21952256522852" calcext:value-type="float">
            <text:p>4.21952256522852</text:p>
          </table:table-cell>
          <table:table-cell table:style-name="ce4" table:formula="of:=STDEV([.E18:.E22];[.E45:.E49];[.E72:.E76];[.E99:.E103])" office:value-type="float" office:value="2.62911928032408" calcext:value-type="float">
            <text:p>2.629119280324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9.861148" calcext:value-type="float">
            <text:p>19.861148</text:p>
          </table:table-cell>
          <table:table-cell office:value-type="float" office:value="18.2633125199936" calcext:value-type="float">
            <text:p>18.2633125199936</text:p>
          </table:table-cell>
          <table:table-cell office:value-type="string" calcext:value-type="string">
            <text:p>True</text:p>
          </table:table-cell>
          <table:table-cell office:value-type="float" office:value="10002" calcext:value-type="float">
            <text:p>10002</text:p>
          </table:table-cell>
          <table:table-cell table:formula="of:=IF([.F21]&lt;5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.26531" calcext:value-type="float">
            <text:p>15.26531</text:p>
          </table:table-cell>
          <table:table-cell office:value-type="float" office:value="18.3206827700051" calcext:value-type="float">
            <text:p>18.3206827700051</text:p>
          </table:table-cell>
          <table:table-cell office:value-type="string" calcext:value-type="string">
            <text:p>True</text:p>
          </table:table-cell>
          <table:table-cell office:value-type="float" office:value="10002" calcext:value-type="float">
            <text:p>10002</text:p>
          </table:table-cell>
          <table:table-cell table:formula="of:=IF([.F22]&lt;5; 1; 0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5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8" table:number-rows-spanned="1">
            <text:p>Run 2</text:p>
          </table:table-cell>
          <table:covered-table-cell table:number-columns-repeated="7" table:style-name="Default"/>
          <table:table-cell table:number-columns-repeated="6"/>
        </table:table-row>
        <table:table-row table:style-name="ro1">
          <table:table-cell office:value-type="string" calcext:value-type="string">
            <text:p>planner</text:p>
          </table:table-cell>
          <table:table-cell office:value-type="string" calcext:value-type="string">
            <text:p>mapName</text:p>
          </table:table-cell>
          <table:table-cell office:value-type="string" calcext:value-type="string">
            <text:p>problemIndex</text:p>
          </table:table-cell>
          <table:table-cell office:value-type="string" calcext:value-type="string">
            <text:p>numStep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spent</text:p>
          </table:table-cell>
          <table:table-cell table:style-name="ce4" office:value-type="string" calcext:value-type="string">
            <text:p>success</text:p>
          </table:table-cell>
          <table:table-cell office:value-type="string" calcext:value-type="string">
            <text:p>numNodes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.63298" calcext:value-type="float">
            <text:p>16.63298</text:p>
          </table:table-cell>
          <table:table-cell office:value-type="float" office:value="0.0503224639978726" calcext:value-type="float">
            <text:p>0.050322463997873</text:p>
          </table:table-cell>
          <table:table-cell office:value-type="string" calcext:value-type="string">
            <text:p>True</text:p>
          </table:table-cell>
          <table:table-cell office:value-type="float" office:value="114" calcext:value-type="float">
            <text:p>114</text:p>
          </table:table-cell>
          <table:table-cell table:formula="of:=IF([.F30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7.375866" calcext:value-type="float">
            <text:p>17.375866</text:p>
          </table:table-cell>
          <table:table-cell office:value-type="float" office:value="0.0295179779932369" calcext:value-type="float">
            <text:p>0.029517977993237</text:p>
          </table:table-cell>
          <table:table-cell office:value-type="string" calcext:value-type="string">
            <text:p>True</text:p>
          </table:table-cell>
          <table:table-cell office:value-type="float" office:value="197" calcext:value-type="float">
            <text:p>197</text:p>
          </table:table-cell>
          <table:table-cell table:formula="of:=IF([.F31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1.419648" calcext:value-type="float">
            <text:p>21.419648</text:p>
          </table:table-cell>
          <table:table-cell office:value-type="float" office:value="8.23310425700038" calcext:value-type="float">
            <text:p>8.23310425700038</text:p>
          </table:table-cell>
          <table:table-cell office:value-type="string" calcext:value-type="string">
            <text:p>True</text:p>
          </table:table-cell>
          <table:table-cell office:value-type="float" office:value="2873" calcext:value-type="float">
            <text:p>2873</text:p>
          </table:table-cell>
          <table:table-cell table:formula="of:=IF([.F32]&lt;5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4.602898" calcext:value-type="float">
            <text:p>14.602898</text:p>
          </table:table-cell>
          <table:table-cell office:value-type="float" office:value="6.54259998000634" calcext:value-type="float">
            <text:p>6.54259998000634</text:p>
          </table:table-cell>
          <table:table-cell office:value-type="string" calcext:value-type="string">
            <text:p>True</text:p>
          </table:table-cell>
          <table:table-cell office:value-type="float" office:value="2371" calcext:value-type="float">
            <text:p>2371</text:p>
          </table:table-cell>
          <table:table-cell table:formula="of:=IF([.F33]&lt;5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22.86284" calcext:value-type="float">
            <text:p>22.86284</text:p>
          </table:table-cell>
          <table:table-cell office:value-type="float" office:value="1.01274590400863" calcext:value-type="float">
            <text:p>1.01274590400863</text:p>
          </table:table-cell>
          <table:table-cell office:value-type="string" calcext:value-type="string">
            <text:p>True</text:p>
          </table:table-cell>
          <table:table-cell office:value-type="float" office:value="394" calcext:value-type="float">
            <text:p>394</text:p>
          </table:table-cell>
          <table:table-cell table:formula="of:=IF([.F34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7.880734" calcext:value-type="float">
            <text:p>47.880734</text:p>
          </table:table-cell>
          <table:table-cell office:value-type="float" office:value="2.88258259301074" calcext:value-type="float">
            <text:p>2.88258259301074</text:p>
          </table:table-cell>
          <table:table-cell office:value-type="string" calcext:value-type="string">
            <text:p>True</text:p>
          </table:table-cell>
          <table:table-cell office:value-type="float" office:value="1657" calcext:value-type="float">
            <text:p>1657</text:p>
          </table:table-cell>
          <table:table-cell table:formula="of:=IF([.F35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.1913813071796" calcext:value-type="float">
            <text:p>19.1913813071796</text:p>
          </table:table-cell>
          <table:table-cell office:value-type="float" office:value="0.00694757400196977" calcext:value-type="float">
            <text:p>0.00694757400197</text:p>
          </table:table-cell>
          <table:table-cell office:value-type="string" calcext:value-type="string">
            <text:p>True</text:p>
          </table:table-cell>
          <table:table-cell office:value-type="float" office:value="46" calcext:value-type="float">
            <text:p>46</text:p>
          </table:table-cell>
          <table:table-cell table:formula="of:=IF([.F36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2.538644" calcext:value-type="float">
            <text:p>22.538644</text:p>
          </table:table-cell>
          <table:table-cell office:value-type="float" office:value="0.0294875810068334" calcext:value-type="float">
            <text:p>0.029487581006833</text:p>
          </table:table-cell>
          <table:table-cell office:value-type="string" calcext:value-type="string">
            <text:p>True</text:p>
          </table:table-cell>
          <table:table-cell office:value-type="float" office:value="210" calcext:value-type="float">
            <text:p>210</text:p>
          </table:table-cell>
          <table:table-cell table:formula="of:=IF([.F37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.79566874" calcext:value-type="float">
            <text:p>19.79566874</text:p>
          </table:table-cell>
          <table:table-cell office:value-type="float" office:value="0.00615470799675677" calcext:value-type="float">
            <text:p>0.006154707996757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table:formula="of:=IF([.F38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8.109756" calcext:value-type="float">
            <text:p>28.109756</text:p>
          </table:table-cell>
          <table:table-cell office:value-type="float" office:value="0.0773167549923528" calcext:value-type="float">
            <text:p>0.077316754992353</text:p>
          </table:table-cell>
          <table:table-cell office:value-type="string" calcext:value-type="string">
            <text:p>True</text:p>
          </table:table-cell>
          <table:table-cell office:value-type="float" office:value="262" calcext:value-type="float">
            <text:p>262</text:p>
          </table:table-cell>
          <table:table-cell table:formula="of:=IF([.F39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.940134" calcext:value-type="float">
            <text:p>15.940134</text:p>
          </table:table-cell>
          <table:table-cell office:value-type="float" office:value="0.17180788499536" calcext:value-type="float">
            <text:p>0.17180788499536</text:p>
          </table:table-cell>
          <table:table-cell office:value-type="string" calcext:value-type="string">
            <text:p>True</text:p>
          </table:table-cell>
          <table:table-cell office:value-type="float" office:value="338" calcext:value-type="float">
            <text:p>338</text:p>
          </table:table-cell>
          <table:table-cell table:formula="of:=IF([.F40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.016914" calcext:value-type="float">
            <text:p>15.016914</text:p>
          </table:table-cell>
          <table:table-cell office:value-type="float" office:value="0.0358910289942287" calcext:value-type="float">
            <text:p>0.035891028994229</text:p>
          </table:table-cell>
          <table:table-cell office:value-type="string" calcext:value-type="string">
            <text:p>True</text:p>
          </table:table-cell>
          <table:table-cell office:value-type="float" office:value="172" calcext:value-type="float">
            <text:p>172</text:p>
          </table:table-cell>
          <table:table-cell table:formula="of:=IF([.F41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4.705858" calcext:value-type="float">
            <text:p>24.705858</text:p>
          </table:table-cell>
          <table:table-cell office:value-type="float" office:value="17.0555184369878" calcext:value-type="float">
            <text:p>17.0555184369878</text:p>
          </table:table-cell>
          <table:table-cell office:value-type="string" calcext:value-type="string">
            <text:p>True</text:p>
          </table:table-cell>
          <table:table-cell office:value-type="float" office:value="3722" calcext:value-type="float">
            <text:p>3722</text:p>
          </table:table-cell>
          <table:table-cell table:formula="of:=IF([.F42]&lt;5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1.688776" calcext:value-type="float">
            <text:p>31.688776</text:p>
          </table:table-cell>
          <table:table-cell office:value-type="float" office:value="11.4129677899909" calcext:value-type="float">
            <text:p>11.4129677899909</text:p>
          </table:table-cell>
          <table:table-cell office:value-type="string" calcext:value-type="string">
            <text:p>True</text:p>
          </table:table-cell>
          <table:table-cell office:value-type="float" office:value="3108" calcext:value-type="float">
            <text:p>3108</text:p>
          </table:table-cell>
          <table:table-cell table:formula="of:=IF([.F43]&lt;5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6.20048" calcext:value-type="float">
            <text:p>16.20048</text:p>
          </table:table-cell>
          <table:table-cell office:value-type="float" office:value="0.152575808999245" calcext:value-type="float">
            <text:p>0.152575808999245</text:p>
          </table:table-cell>
          <table:table-cell office:value-type="string" calcext:value-type="string">
            <text:p>True</text:p>
          </table:table-cell>
          <table:table-cell office:value-type="float" office:value="160" calcext:value-type="float">
            <text:p>160</text:p>
          </table:table-cell>
          <table:table-cell table:formula="of:=IF([.F44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.742326" calcext:value-type="float">
            <text:p>12.742326</text:p>
          </table:table-cell>
          <table:table-cell office:value-type="float" office:value="18.7410663329938" calcext:value-type="float">
            <text:p>18.7410663329938</text:p>
          </table:table-cell>
          <table:table-cell office:value-type="string" calcext:value-type="string">
            <text:p>True</text:p>
          </table:table-cell>
          <table:table-cell office:value-type="float" office:value="10002" calcext:value-type="float">
            <text:p>10002</text:p>
          </table:table-cell>
          <table:table-cell table:formula="of:=IF([.F45]&lt;5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.54315" calcext:value-type="float">
            <text:p>16.54315</text:p>
          </table:table-cell>
          <table:table-cell office:value-type="float" office:value="19.4140480600036" calcext:value-type="float">
            <text:p>19.4140480600036</text:p>
          </table:table-cell>
          <table:table-cell office:value-type="string" calcext:value-type="string">
            <text:p>True</text:p>
          </table:table-cell>
          <table:table-cell office:value-type="float" office:value="10002" calcext:value-type="float">
            <text:p>10002</text:p>
          </table:table-cell>
          <table:table-cell table:formula="of:=IF([.F46]&lt;5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.270718" calcext:value-type="float">
            <text:p>13.270718</text:p>
          </table:table-cell>
          <table:table-cell office:value-type="float" office:value="18.9081708159938" calcext:value-type="float">
            <text:p>18.9081708159938</text:p>
          </table:table-cell>
          <table:table-cell office:value-type="string" calcext:value-type="string">
            <text:p>True</text:p>
          </table:table-cell>
          <table:table-cell office:value-type="float" office:value="10002" calcext:value-type="float">
            <text:p>10002</text:p>
          </table:table-cell>
          <table:table-cell table:formula="of:=IF([.F47]&lt;5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1.460794" calcext:value-type="float">
            <text:p>21.460794</text:p>
          </table:table-cell>
          <table:table-cell office:value-type="float" office:value="19.2403657639952" calcext:value-type="float">
            <text:p>19.2403657639952</text:p>
          </table:table-cell>
          <table:table-cell office:value-type="string" calcext:value-type="string">
            <text:p>True</text:p>
          </table:table-cell>
          <table:table-cell office:value-type="float" office:value="10002" calcext:value-type="float">
            <text:p>10002</text:p>
          </table:table-cell>
          <table:table-cell table:formula="of:=IF([.F48]&lt;5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.646568" calcext:value-type="float">
            <text:p>16.646568</text:p>
          </table:table-cell>
          <table:table-cell office:value-type="float" office:value="18.6003490229923" calcext:value-type="float">
            <text:p>18.6003490229923</text:p>
          </table:table-cell>
          <table:table-cell office:value-type="string" calcext:value-type="string">
            <text:p>True</text:p>
          </table:table-cell>
          <table:table-cell office:value-type="float" office:value="10002" calcext:value-type="float">
            <text:p>10002</text:p>
          </table:table-cell>
          <table:table-cell table:formula="of:=IF([.F49]&lt;5; 1; 0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5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8" table:number-rows-spanned="1">
            <text:p>Run 3</text:p>
          </table:table-cell>
          <table:covered-table-cell table:number-columns-repeated="7" table:style-name="Default"/>
          <table:table-cell table:number-columns-repeated="6"/>
        </table:table-row>
        <table:table-row table:style-name="ro1">
          <table:table-cell office:value-type="string" calcext:value-type="string">
            <text:p>planner</text:p>
          </table:table-cell>
          <table:table-cell office:value-type="string" calcext:value-type="string">
            <text:p>mapName</text:p>
          </table:table-cell>
          <table:table-cell office:value-type="string" calcext:value-type="string">
            <text:p>problemIndex</text:p>
          </table:table-cell>
          <table:table-cell office:value-type="string" calcext:value-type="string">
            <text:p>numStep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spent</text:p>
          </table:table-cell>
          <table:table-cell table:style-name="ce4" office:value-type="string" calcext:value-type="string">
            <text:p>success</text:p>
          </table:table-cell>
          <table:table-cell office:value-type="string" calcext:value-type="string">
            <text:p>numNodes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.569502" calcext:value-type="float">
            <text:p>18.569502</text:p>
          </table:table-cell>
          <table:table-cell office:value-type="float" office:value="1.84942163100641" calcext:value-type="float">
            <text:p>1.84942163100641</text:p>
          </table:table-cell>
          <table:table-cell office:value-type="string" calcext:value-type="string">
            <text:p>True</text:p>
          </table:table-cell>
          <table:table-cell office:value-type="float" office:value="1404" calcext:value-type="float">
            <text:p>1404</text:p>
          </table:table-cell>
          <table:table-cell table:formula="of:=IF([.F57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6.83138" calcext:value-type="float">
            <text:p>26.83138</text:p>
          </table:table-cell>
          <table:table-cell office:value-type="float" office:value="0.00786997999239247" calcext:value-type="float">
            <text:p>0.007869979992392</text:p>
          </table:table-cell>
          <table:table-cell office:value-type="string" calcext:value-type="string">
            <text:p>True</text:p>
          </table:table-cell>
          <table:table-cell office:value-type="float" office:value="63" calcext:value-type="float">
            <text:p>63</text:p>
          </table:table-cell>
          <table:table-cell table:formula="of:=IF([.F58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1.598546" calcext:value-type="float">
            <text:p>21.598546</text:p>
          </table:table-cell>
          <table:table-cell office:value-type="float" office:value="0.457086173002608" calcext:value-type="float">
            <text:p>0.457086173002608</text:p>
          </table:table-cell>
          <table:table-cell office:value-type="string" calcext:value-type="string">
            <text:p>True</text:p>
          </table:table-cell>
          <table:table-cell office:value-type="float" office:value="719" calcext:value-type="float">
            <text:p>719</text:p>
          </table:table-cell>
          <table:table-cell table:formula="of:=IF([.F59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6.093134" calcext:value-type="float">
            <text:p>36.093134</text:p>
          </table:table-cell>
          <table:table-cell office:value-type="float" office:value="24.056924635006" calcext:value-type="float">
            <text:p>24.056924635006</text:p>
          </table:table-cell>
          <table:table-cell office:value-type="string" calcext:value-type="string">
            <text:p>True</text:p>
          </table:table-cell>
          <table:table-cell office:value-type="float" office:value="4558" calcext:value-type="float">
            <text:p>4558</text:p>
          </table:table-cell>
          <table:table-cell table:formula="of:=IF([.F60]&lt;5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9.2078946" calcext:value-type="float">
            <text:p>19.2078946</text:p>
          </table:table-cell>
          <table:table-cell office:value-type="float" office:value="0.171219465992181" calcext:value-type="float">
            <text:p>0.171219465992181</text:p>
          </table:table-cell>
          <table:table-cell office:value-type="string" calcext:value-type="string">
            <text:p>True</text:p>
          </table:table-cell>
          <table:table-cell office:value-type="float" office:value="178" calcext:value-type="float">
            <text:p>178</text:p>
          </table:table-cell>
          <table:table-cell table:formula="of:=IF([.F61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.358096" calcext:value-type="float">
            <text:p>18.358096</text:p>
          </table:table-cell>
          <table:table-cell office:value-type="float" office:value="0.0119699810020393" calcext:value-type="float">
            <text:p>0.011969981002039</text:p>
          </table:table-cell>
          <table:table-cell office:value-type="string" calcext:value-type="string">
            <text:p>True</text:p>
          </table:table-cell>
          <table:table-cell office:value-type="float" office:value="88" calcext:value-type="float">
            <text:p>88</text:p>
          </table:table-cell>
          <table:table-cell table:formula="of:=IF([.F62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.5842873071796" calcext:value-type="float">
            <text:p>19.5842873071796</text:p>
          </table:table-cell>
          <table:table-cell office:value-type="float" office:value="0.00493412699142937" calcext:value-type="float">
            <text:p>0.004934126991429</text:p>
          </table:table-cell>
          <table:table-cell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table:formula="of:=IF([.F63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.05793" calcext:value-type="float">
            <text:p>18.05793</text:p>
          </table:table-cell>
          <table:table-cell office:value-type="float" office:value="0.00705732600181364" calcext:value-type="float">
            <text:p>0.007057326001814</text:p>
          </table:table-cell>
          <table:table-cell office:value-type="string" calcext:value-type="string">
            <text:p>True</text:p>
          </table:table-cell>
          <table:table-cell office:value-type="float" office:value="60" calcext:value-type="float">
            <text:p>60</text:p>
          </table:table-cell>
          <table:table-cell table:formula="of:=IF([.F64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.9706638" calcext:value-type="float">
            <text:p>12.9706638</text:p>
          </table:table-cell>
          <table:table-cell office:value-type="float" office:value="0.136556185010704" calcext:value-type="float">
            <text:p>0.136556185010704</text:p>
          </table:table-cell>
          <table:table-cell office:value-type="string" calcext:value-type="string">
            <text:p>True</text:p>
          </table:table-cell>
          <table:table-cell office:value-type="float" office:value="385" calcext:value-type="float">
            <text:p>385</text:p>
          </table:table-cell>
          <table:table-cell table:formula="of:=IF([.F65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4.786318" calcext:value-type="float">
            <text:p>24.786318</text:p>
          </table:table-cell>
          <table:table-cell office:value-type="float" office:value="0.0232242299971404" calcext:value-type="float">
            <text:p>0.02322422999714</text:p>
          </table:table-cell>
          <table:table-cell office:value-type="string" calcext:value-type="string">
            <text:p>True</text:p>
          </table:table-cell>
          <table:table-cell office:value-type="float" office:value="143" calcext:value-type="float">
            <text:p>143</text:p>
          </table:table-cell>
          <table:table-cell table:formula="of:=IF([.F66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1.977694" calcext:value-type="float">
            <text:p>21.977694</text:p>
          </table:table-cell>
          <table:table-cell office:value-type="float" office:value="2.08523024599708" calcext:value-type="float">
            <text:p>2.08523024599708</text:p>
          </table:table-cell>
          <table:table-cell office:value-type="string" calcext:value-type="string">
            <text:p>True</text:p>
          </table:table-cell>
          <table:table-cell office:value-type="float" office:value="1340" calcext:value-type="float">
            <text:p>1340</text:p>
          </table:table-cell>
          <table:table-cell table:formula="of:=IF([.F67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4.793996" calcext:value-type="float">
            <text:p>24.793996</text:p>
          </table:table-cell>
          <table:table-cell office:value-type="float" office:value="2.71408009099832" calcext:value-type="float">
            <text:p>2.71408009099832</text:p>
          </table:table-cell>
          <table:table-cell office:value-type="string" calcext:value-type="string">
            <text:p>True</text:p>
          </table:table-cell>
          <table:table-cell office:value-type="float" office:value="1467" calcext:value-type="float">
            <text:p>1467</text:p>
          </table:table-cell>
          <table:table-cell table:formula="of:=IF([.F68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0.981932" calcext:value-type="float">
            <text:p>20.981932</text:p>
          </table:table-cell>
          <table:table-cell office:value-type="float" office:value="25.107751552001" calcext:value-type="float">
            <text:p>25.107751552001</text:p>
          </table:table-cell>
          <table:table-cell office:value-type="string" calcext:value-type="string">
            <text:p>True</text:p>
          </table:table-cell>
          <table:table-cell office:value-type="float" office:value="4630" calcext:value-type="float">
            <text:p>4630</text:p>
          </table:table-cell>
          <table:table-cell table:formula="of:=IF([.F69]&lt;5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9.896046" calcext:value-type="float">
            <text:p>19.896046</text:p>
          </table:table-cell>
          <table:table-cell office:value-type="float" office:value="13.2583205569972" calcext:value-type="float">
            <text:p>13.2583205569972</text:p>
          </table:table-cell>
          <table:table-cell office:value-type="string" calcext:value-type="string">
            <text:p>True</text:p>
          </table:table-cell>
          <table:table-cell office:value-type="float" office:value="3181" calcext:value-type="float">
            <text:p>3181</text:p>
          </table:table-cell>
          <table:table-cell table:formula="of:=IF([.F70]&lt;5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6.470622" calcext:value-type="float">
            <text:p>16.470622</text:p>
          </table:table-cell>
          <table:table-cell office:value-type="float" office:value="0.105111094002496" calcext:value-type="float">
            <text:p>0.105111094002496</text:p>
          </table:table-cell>
          <table:table-cell office:value-type="string" calcext:value-type="string">
            <text:p>True</text:p>
          </table:table-cell>
          <table:table-cell office:value-type="float" office:value="196" calcext:value-type="float">
            <text:p>196</text:p>
          </table:table-cell>
          <table:table-cell table:formula="of:=IF([.F71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.555756" calcext:value-type="float">
            <text:p>11.555756</text:p>
          </table:table-cell>
          <table:table-cell office:value-type="float" office:value="18.561522990989" calcext:value-type="float">
            <text:p>18.561522990989</text:p>
          </table:table-cell>
          <table:table-cell office:value-type="string" calcext:value-type="string">
            <text:p>True</text:p>
          </table:table-cell>
          <table:table-cell office:value-type="float" office:value="10002" calcext:value-type="float">
            <text:p>10002</text:p>
          </table:table-cell>
          <table:table-cell table:formula="of:=IF([.F72]&lt;5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.910828" calcext:value-type="float">
            <text:p>16.910828</text:p>
          </table:table-cell>
          <table:table-cell office:value-type="float" office:value="18.4353978029976" calcext:value-type="float">
            <text:p>18.4353978029976</text:p>
          </table:table-cell>
          <table:table-cell office:value-type="string" calcext:value-type="string">
            <text:p>True</text:p>
          </table:table-cell>
          <table:table-cell office:value-type="float" office:value="10002" calcext:value-type="float">
            <text:p>10002</text:p>
          </table:table-cell>
          <table:table-cell table:formula="of:=IF([.F73]&lt;5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.62465" calcext:value-type="float">
            <text:p>15.62465</text:p>
          </table:table-cell>
          <table:table-cell office:value-type="float" office:value="18.4096124200005" calcext:value-type="float">
            <text:p>18.4096124200005</text:p>
          </table:table-cell>
          <table:table-cell office:value-type="string" calcext:value-type="string">
            <text:p>True</text:p>
          </table:table-cell>
          <table:table-cell office:value-type="float" office:value="10002" calcext:value-type="float">
            <text:p>10002</text:p>
          </table:table-cell>
          <table:table-cell table:formula="of:=IF([.F74]&lt;5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.421944" calcext:value-type="float">
            <text:p>18.421944</text:p>
          </table:table-cell>
          <table:table-cell office:value-type="float" office:value="18.4264317070047" calcext:value-type="float">
            <text:p>18.4264317070047</text:p>
          </table:table-cell>
          <table:table-cell office:value-type="string" calcext:value-type="string">
            <text:p>True</text:p>
          </table:table-cell>
          <table:table-cell office:value-type="float" office:value="10002" calcext:value-type="float">
            <text:p>10002</text:p>
          </table:table-cell>
          <table:table-cell table:formula="of:=IF([.F75]&lt;5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.411984" calcext:value-type="float">
            <text:p>16.411984</text:p>
          </table:table-cell>
          <table:table-cell office:value-type="float" office:value="18.8168752750062" calcext:value-type="float">
            <text:p>18.8168752750062</text:p>
          </table:table-cell>
          <table:table-cell office:value-type="string" calcext:value-type="string">
            <text:p>True</text:p>
          </table:table-cell>
          <table:table-cell office:value-type="float" office:value="10002" calcext:value-type="float">
            <text:p>10002</text:p>
          </table:table-cell>
          <table:table-cell table:formula="of:=IF([.F76]&lt;5; 1; 0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5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8" table:number-rows-spanned="1">
            <text:p>Run 4</text:p>
          </table:table-cell>
          <table:covered-table-cell table:number-columns-repeated="7" table:style-name="Default"/>
          <table:table-cell table:number-columns-repeated="6"/>
        </table:table-row>
        <table:table-row table:style-name="ro1">
          <table:table-cell office:value-type="string" calcext:value-type="string">
            <text:p>planner</text:p>
          </table:table-cell>
          <table:table-cell office:value-type="string" calcext:value-type="string">
            <text:p>mapName</text:p>
          </table:table-cell>
          <table:table-cell office:value-type="string" calcext:value-type="string">
            <text:p>problemIndex</text:p>
          </table:table-cell>
          <table:table-cell office:value-type="string" calcext:value-type="string">
            <text:p>numStep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spent</text:p>
          </table:table-cell>
          <table:table-cell table:style-name="ce4" office:value-type="string" calcext:value-type="string">
            <text:p>success</text:p>
          </table:table-cell>
          <table:table-cell office:value-type="string" calcext:value-type="string">
            <text:p>numNodes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2.13005" calcext:value-type="float">
            <text:p>22.13005</text:p>
          </table:table-cell>
          <table:table-cell office:value-type="float" office:value="0.432537558997865" calcext:value-type="float">
            <text:p>0.432537558997865</text:p>
          </table:table-cell>
          <table:table-cell office:value-type="string" calcext:value-type="string">
            <text:p>True</text:p>
          </table:table-cell>
          <table:table-cell office:value-type="float" office:value="237" calcext:value-type="float">
            <text:p>237</text:p>
          </table:table-cell>
          <table:table-cell table:formula="of:=IF([.F84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6.123282" calcext:value-type="float">
            <text:p>16.123282</text:p>
          </table:table-cell>
          <table:table-cell office:value-type="float" office:value="0.00755759199091699" calcext:value-type="float">
            <text:p>0.007557591990917</text:p>
          </table:table-cell>
          <table:table-cell office:value-type="string" calcext:value-type="string">
            <text:p>True</text:p>
          </table:table-cell>
          <table:table-cell office:value-type="float" office:value="61" calcext:value-type="float">
            <text:p>61</text:p>
          </table:table-cell>
          <table:table-cell table:formula="of:=IF([.F85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1.688262" calcext:value-type="float">
            <text:p>21.688262</text:p>
          </table:table-cell>
          <table:table-cell office:value-type="float" office:value="0.733544802002143" calcext:value-type="float">
            <text:p>0.733544802002143</text:p>
          </table:table-cell>
          <table:table-cell office:value-type="string" calcext:value-type="string">
            <text:p>True</text:p>
          </table:table-cell>
          <table:table-cell office:value-type="float" office:value="874" calcext:value-type="float">
            <text:p>874</text:p>
          </table:table-cell>
          <table:table-cell table:formula="of:=IF([.F86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27.8651" calcext:value-type="float">
            <text:p>27.8651</text:p>
          </table:table-cell>
          <table:table-cell office:value-type="float" office:value="12.7677647640085" calcext:value-type="float">
            <text:p>12.7677647640085</text:p>
          </table:table-cell>
          <table:table-cell office:value-type="string" calcext:value-type="string">
            <text:p>True</text:p>
          </table:table-cell>
          <table:table-cell office:value-type="float" office:value="3553" calcext:value-type="float">
            <text:p>3553</text:p>
          </table:table-cell>
          <table:table-cell table:formula="of:=IF([.F87]&lt;5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map2.txt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8.7907008" calcext:value-type="float">
            <text:p>18.7907008</text:p>
          </table:table-cell>
          <table:table-cell office:value-type="float" office:value="0.0606063169980189" calcext:value-type="float">
            <text:p>0.060606316998019</text:p>
          </table:table-cell>
          <table:table-cell office:value-type="string" calcext:value-type="string">
            <text:p>True</text:p>
          </table:table-cell>
          <table:table-cell office:value-type="float" office:value="164" calcext:value-type="float">
            <text:p>164</text:p>
          </table:table-cell>
          <table:table-cell table:formula="of:=IF([.F88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.36525" calcext:value-type="float">
            <text:p>23.36525</text:p>
          </table:table-cell>
          <table:table-cell office:value-type="float" office:value="0.00499655499879736" calcext:value-type="float">
            <text:p>0.004996554998797</text:p>
          </table:table-cell>
          <table:table-cell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  <table:table-cell table:formula="of:=IF([.F89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2.9576293071796" calcext:value-type="float">
            <text:p>22.9576293071796</text:p>
          </table:table-cell>
          <table:table-cell office:value-type="float" office:value="0.00548788999731187" calcext:value-type="float">
            <text:p>0.005487889997312</text:p>
          </table:table-cell>
          <table:table-cell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table:formula="of:=IF([.F90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.310102" calcext:value-type="float">
            <text:p>15.310102</text:p>
          </table:table-cell>
          <table:table-cell office:value-type="float" office:value="0.00578063100692816" calcext:value-type="float">
            <text:p>0.005780631006928</text:p>
          </table:table-cell>
          <table:table-cell office:value-type="string" calcext:value-type="string">
            <text:p>True</text:p>
          </table:table-cell>
          <table:table-cell office:value-type="float" office:value="31" calcext:value-type="float">
            <text:p>31</text:p>
          </table:table-cell>
          <table:table-cell table:formula="of:=IF([.F91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9.859134" calcext:value-type="float">
            <text:p>19.859134</text:p>
          </table:table-cell>
          <table:table-cell office:value-type="float" office:value="0.200493598007597" calcext:value-type="float">
            <text:p>0.200493598007597</text:p>
          </table:table-cell>
          <table:table-cell office:value-type="string" calcext:value-type="string">
            <text:p>True</text:p>
          </table:table-cell>
          <table:table-cell office:value-type="float" office:value="487" calcext:value-type="float">
            <text:p>487</text:p>
          </table:table-cell>
          <table:table-cell table:formula="of:=IF([.F92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map2.txt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.031646" calcext:value-type="float">
            <text:p>21.031646</text:p>
          </table:table-cell>
          <table:table-cell office:value-type="float" office:value="0.0649122790055117" calcext:value-type="float">
            <text:p>0.064912279005512</text:p>
          </table:table-cell>
          <table:table-cell office:value-type="string" calcext:value-type="string">
            <text:p>True</text:p>
          </table:table-cell>
          <table:table-cell office:value-type="float" office:value="222" calcext:value-type="float">
            <text:p>222</text:p>
          </table:table-cell>
          <table:table-cell table:formula="of:=IF([.F93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0.777726" calcext:value-type="float">
            <text:p>20.777726</text:p>
          </table:table-cell>
          <table:table-cell office:value-type="float" office:value="0.569039922003867" calcext:value-type="float">
            <text:p>0.569039922003867</text:p>
          </table:table-cell>
          <table:table-cell office:value-type="string" calcext:value-type="string">
            <text:p>True</text:p>
          </table:table-cell>
          <table:table-cell office:value-type="float" office:value="615" calcext:value-type="float">
            <text:p>615</text:p>
          </table:table-cell>
          <table:table-cell table:formula="of:=IF([.F94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9.013976" calcext:value-type="float">
            <text:p>19.013976</text:p>
          </table:table-cell>
          <table:table-cell office:value-type="float" office:value="23.1398212110071" calcext:value-type="float">
            <text:p>23.1398212110071</text:p>
          </table:table-cell>
          <table:table-cell office:value-type="string" calcext:value-type="string">
            <text:p>True</text:p>
          </table:table-cell>
          <table:table-cell office:value-type="float" office:value="4199" calcext:value-type="float">
            <text:p>4199</text:p>
          </table:table-cell>
          <table:table-cell table:formula="of:=IF([.F95]&lt;5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1.246532" calcext:value-type="float">
            <text:p>21.246532</text:p>
          </table:table-cell>
          <table:table-cell office:value-type="float" office:value="0.1991486659972" calcext:value-type="float">
            <text:p>0.1991486659972</text:p>
          </table:table-cell>
          <table:table-cell office:value-type="string" calcext:value-type="string">
            <text:p>True</text:p>
          </table:table-cell>
          <table:table-cell office:value-type="float" office:value="455" calcext:value-type="float">
            <text:p>455</text:p>
          </table:table-cell>
          <table:table-cell table:formula="of:=IF([.F96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9.352514" calcext:value-type="float">
            <text:p>19.352514</text:p>
          </table:table-cell>
          <table:table-cell office:value-type="float" office:value="6.0844889539876" calcext:value-type="float">
            <text:p>6.0844889539876</text:p>
          </table:table-cell>
          <table:table-cell office:value-type="string" calcext:value-type="string">
            <text:p>True</text:p>
          </table:table-cell>
          <table:table-cell office:value-type="float" office:value="2236" calcext:value-type="float">
            <text:p>2236</text:p>
          </table:table-cell>
          <table:table-cell table:formula="of:=IF([.F97]&lt;5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map2.txt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7.010972" calcext:value-type="float">
            <text:p>17.010972</text:p>
          </table:table-cell>
          <table:table-cell office:value-type="float" office:value="0.304402900001151" calcext:value-type="float">
            <text:p>0.304402900001151</text:p>
          </table:table-cell>
          <table:table-cell office:value-type="string" calcext:value-type="string">
            <text:p>True</text:p>
          </table:table-cell>
          <table:table-cell office:value-type="float" office:value="359" calcext:value-type="float">
            <text:p>359</text:p>
          </table:table-cell>
          <table:table-cell table:formula="of:=IF([.F98]&lt;5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.753172" calcext:value-type="float">
            <text:p>14.753172</text:p>
          </table:table-cell>
          <table:table-cell office:value-type="float" office:value="19.4049075249932" calcext:value-type="float">
            <text:p>19.4049075249932</text:p>
          </table:table-cell>
          <table:table-cell office:value-type="string" calcext:value-type="string">
            <text:p>True</text:p>
          </table:table-cell>
          <table:table-cell office:value-type="float" office:value="10002" calcext:value-type="float">
            <text:p>10002</text:p>
          </table:table-cell>
          <table:table-cell table:formula="of:=IF([.F99]&lt;5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.08018" calcext:value-type="float">
            <text:p>15.08018</text:p>
          </table:table-cell>
          <table:table-cell office:value-type="float" office:value="19.1882248480106" calcext:value-type="float">
            <text:p>19.1882248480106</text:p>
          </table:table-cell>
          <table:table-cell office:value-type="string" calcext:value-type="string">
            <text:p>True</text:p>
          </table:table-cell>
          <table:table-cell office:value-type="float" office:value="10002" calcext:value-type="float">
            <text:p>10002</text:p>
          </table:table-cell>
          <table:table-cell table:formula="of:=IF([.F100]&lt;5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.046322" calcext:value-type="float">
            <text:p>15.046322</text:p>
          </table:table-cell>
          <table:table-cell office:value-type="float" office:value="19.9124426150083" calcext:value-type="float">
            <text:p>19.9124426150083</text:p>
          </table:table-cell>
          <table:table-cell office:value-type="string" calcext:value-type="string">
            <text:p>True</text:p>
          </table:table-cell>
          <table:table-cell office:value-type="float" office:value="10002" calcext:value-type="float">
            <text:p>10002</text:p>
          </table:table-cell>
          <table:table-cell table:formula="of:=IF([.F101]&lt;5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1.4448196" calcext:value-type="float">
            <text:p>21.4448196</text:p>
          </table:table-cell>
          <table:table-cell office:value-type="float" office:value="19.7232248660002" calcext:value-type="float">
            <text:p>19.7232248660002</text:p>
          </table:table-cell>
          <table:table-cell office:value-type="string" calcext:value-type="string">
            <text:p>True</text:p>
          </table:table-cell>
          <table:table-cell office:value-type="float" office:value="10002" calcext:value-type="float">
            <text:p>10002</text:p>
          </table:table-cell>
          <table:table-cell table:formula="of:=IF([.F102]&lt;5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map2.txt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.1540226" calcext:value-type="float">
            <text:p>15.1540226</text:p>
          </table:table-cell>
          <table:table-cell office:value-type="float" office:value="19.4170589690038" calcext:value-type="float">
            <text:p>19.4170589690038</text:p>
          </table:table-cell>
          <table:table-cell office:value-type="string" calcext:value-type="string">
            <text:p>True</text:p>
          </table:table-cell>
          <table:table-cell office:value-type="float" office:value="10002" calcext:value-type="float">
            <text:p>10002</text:p>
          </table:table-cell>
          <table:table-cell table:formula="of:=IF([.F103]&lt;5; 1; 0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 style:data-style-name="N2" text:time-value="00:54:45.047406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9T15:54:42.379424869</meta:creation-date>
    <meta:generator>LibreOffice/6.4.7.2$Linux_X86_64 LibreOffice_project/40$Build-2</meta:generator>
    <dc:date>2022-10-30T19:59:43.874804021</dc:date>
    <meta:editing-duration>PT3H13M15S</meta:editing-duration>
    <meta:editing-cycles>17</meta:editing-cycles>
    <meta:document-statistic meta:table-count="1" meta:cell-count="813" meta:object-count="0"/>
  </office:meta>
</office:document-meta>
</file>